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15cm" svg:y2="9.294cm">
          <text:p/>
        </draw:line>
        <draw:frame draw:style-name="gr3" draw:text-style-name="P5" draw:layer="layout" svg:width="6.35cm" svg:height="5.939cm" svg:x="0.203cm" svg:y="3.275cm">
          <draw:text-box>
            <text:p text:style-name="P4"><text:span text:style-name="T2">args</text:span></text:p>
            <text:p text:style-name="P4"><text:span text:style-name="T2">condition</text:span></text:p>
            <text:p text:style-name="P4"><text:span text:style-name="T2">digits</text:span></text:p>
            <text:p text:style-name="P4"><text:span text:style-name="T2">executable</text:span></text:p>
            <text:p text:style-name="P4"><text:span text:style-name="T2">form</text:span></text:p>
            <text:p text:style-name="P4"><text:span text:style-name="T2">fuzz</text:span></text:p>
            <text:p text:style-name="P4"><text:span text:style-name="T2">line</text:span></text:p>
            <text:p text:style-name="P4"><text:span text:style-name="T2">name</text:span></text:p>
            <text:p text:style-name="P4"><text:span text:style-name="T2">package</text:span></text:p>
            <text:p text:style-name="P4"><text:span text:style-name="T2">rs</text:span></text:p>
            <text:p text:style-name="P4"><text:span text:style-name="T2">stackFrames</text:span></text:p>
            <text:p text:style-name="P4"><text:span text:style-name="T2">variables</text:span></text:p>
          </draw:text-box>
        </draw:frame>
        <draw:line draw:style-name="gr2" draw:text-style-name="P3" draw:layer="layout" svg:x1="6.48cm" svg:y1="9.295cm" svg:x2="0.13cm" svg:y2="9.29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RexxContex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0.1cm" svg:y1="3.275cm" svg:x2="6.45cm" svg:y2="3.275cm">
          <text:p/>
        </draw:line>
        <draw:line draw:style-name="gr2" draw:text-style-name="P3" draw:layer="layout" svg:x1="6.453cm" svg:y1="2.005cm" svg:x2="6.453cm" svg:y2="8.99cm">
          <text:p/>
        </draw:line>
        <draw:line draw:style-name="gr2" draw:text-style-name="P3" draw:layer="layout" svg:x1="6.435cm" svg:y1="2.005cm" svg:x2="6.45cm" svg:y2="9.2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3cm" fo:page-height="9.6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8:54:31.16</dc:date>
    <meta:editing-cycles>19</meta:editing-cycles>
    <meta:editing-duration>PT22H48M42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